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1" fo:font-size="21pt" fo:font-style="normal" fo:font-weight="bold" style:font-size-asian="10.5pt" style:font-style-asian="normal" style:font-weight-asian="bold" style:font-size-complex="10.5pt" style:font-style-complex="normal" style:font-weight-complex="bold"/>
    </style:style>
    <style:style style:name="P2" style:family="paragraph" style:parent-style-name="Text_20_body">
      <style:paragraph-properties fo:margin-top="0cm" fo:margin-bottom="0cm" fo:text-align="center" style:justify-single-word="false"/>
      <style:text-properties style:font-name="Arial1" fo:font-size="12pt" fo:font-weight="bold"/>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justify" style:justify-single-word="false"/>
      <style:text-properties style:font-name="Arial"/>
    </style:style>
    <style:style style:name="T1" style:family="text">
      <style:text-properties fo:font-size="13pt"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text:p>
      <text:p text:style-name="P2"/>
      <text:p text:style-name="P2">Praktikum Software Engeneering 1</text:p>
      <text:p text:style-name="P2">Termin 3</text:p>
      <text:p text:style-name="P2">Swaneet Sahoo, Steffen Schweneker</text:p>
      <text:p text:style-name="P2">12.12.13</text:p>
      <text:p text:style-name="P6"/>
      <text:p text:style-name="P3">In diesem Dokument stehen Hinweise und Kommentare zu den Bearbeitungen der drei Aufgaben des dritten SEP1 Termins.</text:p>
      <text:p text:style-name="P3"/>
      <text:p text:style-name="P4">Aufgabe 6 – Erster Architekturentwurf:</text:p>
      <text:p text:style-name="P4"/>
      <text:p text:style-name="P3">Siehe „<text:span text:style-name="T1">Architekturentwurf</text:span>.png“</text:p>
      <text:p text:style-name="P3"/>
      <text:p text:style-name="P4">Aufgabe 7 – Systemoperation:</text:p>
      <text:p text:style-name="P4"/>
      <text:p text:style-name="P3">Wir haben uns eigene Datentypen erstellt um enstehende Fehler zu vermeiden. Diese Typen überprüfen während der Erzeugung ihre Konsistenz. Dardurch hat man zwar für viele kleine zu speichernde Informationen neue Klassen, aber man kann die Integrität selber festlegen und sicherstellen.</text:p>
      <text:p text:style-name="P3"/>
      <text:p text:style-name="P5">-AnforderungslisteTyp: Eine Liste die zur Reservierung wichtige Informationen enthält. In <text:tab/>einer AnforderungslisteTyp können entweder PersonenanforderungenTypen, <text:tab/>BuchungszeitraumanforderungenTypen oder PreisklassenanforderungenTypen <text:tab/>stehen. Dieser Typ ist besser als z.B. „List&lt;Anforderung&gt;“ da Letzteres z.B. <text:tab/>widersprüchliche Anforderungen erlaubt.</text:p>
      <text:p text:style-name="P3"/>
      <text:p text:style-name="P3">-PersonenanforderungenTyp: Ein Datentyp in der Informationen über Personen zur <text:tab/>Reservierung erlaubt sind z.B (Anzahl der Personen, Behinderungen(ja/nein) und <text:tab/>Kind (ja/nein)</text:p>
      <text:p text:style-name="P3"/>
      <text:p text:style-name="P3">-BuchungszeitraumanforderungenTyp: Ein Datentyp der Informationen erlaubt die auskunft <text:tab/>darüber geben in welchem Zeitraum der Gast ein Zimmer buchen möchte</text:p>
      <text:p text:style-name="P3"/>
      <text:p text:style-name="P3">-PreisklasseanforderungenTyp: Ein Datentyp der die angebotenen Zimmerpreisklassen <text:tab/>erlaubt </text:p>
      <text:p text:style-name="P3"/>
      <text:p text:style-name="P3">-BooleanTyp: Ein Wrapper für den Java Boolean/boolean.</text:p>
      <text:p text:style-name="P3"/>
      <text:p text:style-name="P3">-GastNrTyp: Ein Datentyp der die Nummern eines Gaster respäsentiert.</text:p>
      <text:p text:style-name="P3"/>
      <text:p text:style-name="P3">-NameTyp: Ein Datentyp der sowohl Nachnamen als auch Vornamen respäsentiert.</text:p>
      <text:p text:style-name="P3"/>
      <text:p text:style-name="P3">-PreisTyp: Ein Datentyp der den Preis der Zimmer respäsentiert.</text:p>
      <text:p text:style-name="P3"/>
      <text:p text:style-name="P3">-ReservierendeGästeNrTyp: Eine Liste die Einträge vom Typ GastNrTyp respäsentiert und <text:tab/>Konsistenz sicherstellt (z.B. keine doppelten Gäste)</text:p>
      <text:p text:style-name="P3"/>
      <text:p text:style-name="P3">-ZahlungsinformationsTyp: Ein Datentyp der Zahlungsinformationen von Kreditkarten und <text:tab/>Bitcoin enthält. (So viel Information, sodass das Buchhaltungsnachbarsystem <text:tab/>dazu die Transaktion durchführen kann.)</text:p>
      <text:p text:style-name="P3"><text:soft-page-break/></text:p>
      <text:p text:style-name="P3">-ZimmerNrListeTyp: Eine Liste die Einträge vom Typ ZimmerNrTyp respäsentiert und ihre <text:tab/>Konsistenz sicherstellt.</text:p>
      <text:p text:style-name="P3"/>
      <text:p text:style-name="P3">-ZimmerNrTyp: Respäsentiert Zimmer durch ihre Nummern.</text:p>
      <text:p text:style-name="P3"/>
      <text:p text:style-name="P4"/>
      <text:p text:style-name="P4">Aufgabe 8 – Interner Schnittstellenentwurf:</text:p>
      <text:p text:style-name="P3"/>
      <text:p text:style-name="P3">Wir haben Ein Sequenzdiagramm für eine Zimmerreservierung erstellt.</text:p>
      <text:p text:style-name="P3">Siehe „Sequenzdiagramm.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8:03:50.57</meta:creation-date>
    <dc:date>2013-12-11T22:47:22.44</dc:date>
    <meta:editing-duration>PT4H18M12S</meta:editing-duration>
    <meta:editing-cycles>11</meta:editing-cycles>
    <meta:generator>OpenOffice/4.0.1$Win32 OpenOffice.org_project/401m5$Build-9714</meta:generator>
    <meta:document-statistic meta:table-count="0" meta:image-count="0" meta:object-count="0" meta:page-count="2" meta:paragraph-count="25" meta:word-count="265" meta:character-count="2258"/>
  </office:meta>
</office:document-meta>
</file>